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3b9" officeooo:paragraph-rsid="001d43b9"/>
    </style:style>
    <style:style style:name="P2" style:family="paragraph" style:parent-style-name="Standard">
      <style:text-properties officeooo:rsid="00273954" officeooo:paragraph-rsid="001d43b9"/>
    </style:style>
    <style:style style:name="P3" style:family="paragraph" style:parent-style-name="Standard">
      <style:text-properties officeooo:rsid="0062e258" officeooo:paragraph-rsid="006a79de"/>
    </style:style>
    <style:style style:name="P4" style:family="paragraph" style:parent-style-name="Standard">
      <style:text-properties officeooo:rsid="0062e258" officeooo:paragraph-rsid="0071cb2a"/>
    </style:style>
    <style:style style:name="P5" style:family="paragraph" style:parent-style-name="Standard">
      <style:text-properties officeooo:rsid="0062e258" officeooo:paragraph-rsid="0074c6a4"/>
    </style:style>
    <style:style style:name="P6" style:family="paragraph" style:parent-style-name="Standard">
      <style:text-properties officeooo:rsid="0062e258" officeooo:paragraph-rsid="00774f4e"/>
    </style:style>
    <style:style style:name="P7" style:family="paragraph" style:parent-style-name="Standard">
      <style:text-properties officeooo:rsid="0062e258" officeooo:paragraph-rsid="007a2286"/>
    </style:style>
    <style:style style:name="P8" style:family="paragraph" style:parent-style-name="Standard">
      <style:text-properties officeooo:rsid="0062e258" officeooo:paragraph-rsid="00804558"/>
    </style:style>
    <style:style style:name="P9" style:family="paragraph" style:parent-style-name="Standard">
      <style:text-properties officeooo:rsid="0062e258" officeooo:paragraph-rsid="00831fe6"/>
    </style:style>
    <style:style style:name="P10" style:family="paragraph" style:parent-style-name="Standard">
      <style:text-properties officeooo:rsid="0062e258" officeooo:paragraph-rsid="008c368f"/>
    </style:style>
    <style:style style:name="P11" style:family="paragraph" style:parent-style-name="Standard">
      <style:text-properties officeooo:rsid="0062e258" officeooo:paragraph-rsid="00908402"/>
    </style:style>
    <style:style style:name="T1" style:family="text">
      <style:text-properties officeooo:rsid="002aba5b"/>
    </style:style>
    <style:style style:name="T2" style:family="text">
      <style:text-properties officeooo:rsid="0046da1a"/>
    </style:style>
    <style:style style:name="T3" style:family="text">
      <style:text-properties officeooo:rsid="004d71d4"/>
    </style:style>
    <style:style style:name="T4" style:family="text">
      <style:text-properties officeooo:rsid="006a75ed"/>
    </style:style>
    <style:style style:name="T5" style:family="text">
      <style:text-properties officeooo:rsid="006a79de"/>
    </style:style>
    <style:style style:name="T6" style:family="text">
      <style:text-properties officeooo:rsid="006c15f5"/>
    </style:style>
    <style:style style:name="T7" style:family="text">
      <style:text-properties officeooo:rsid="006ce393"/>
    </style:style>
    <style:style style:name="T8" style:family="text">
      <style:text-properties officeooo:rsid="006e5d81"/>
    </style:style>
    <style:style style:name="T9" style:family="text">
      <style:text-properties officeooo:rsid="0071cb2a"/>
    </style:style>
    <style:style style:name="T10" style:family="text">
      <style:text-properties officeooo:rsid="0072d9ee"/>
    </style:style>
    <style:style style:name="T11" style:family="text">
      <style:text-properties officeooo:rsid="00735a5c"/>
    </style:style>
    <style:style style:name="T12" style:family="text">
      <style:text-properties officeooo:rsid="0074c6a4"/>
    </style:style>
    <style:style style:name="T13" style:family="text">
      <style:text-properties officeooo:rsid="00758422"/>
    </style:style>
    <style:style style:name="T14" style:family="text">
      <style:text-properties officeooo:rsid="00774f4e"/>
    </style:style>
    <style:style style:name="T15" style:family="text">
      <style:text-properties officeooo:rsid="0078181b"/>
    </style:style>
    <style:style style:name="T16" style:family="text">
      <style:text-properties officeooo:rsid="0078f9a5"/>
    </style:style>
    <style:style style:name="T17" style:family="text">
      <style:text-properties officeooo:rsid="0079f5dd"/>
    </style:style>
    <style:style style:name="T18" style:family="text">
      <style:text-properties officeooo:rsid="007a2286"/>
    </style:style>
    <style:style style:name="T19" style:family="text">
      <style:text-properties officeooo:rsid="007b7831"/>
    </style:style>
    <style:style style:name="T20" style:family="text">
      <style:text-properties officeooo:rsid="007d1511"/>
    </style:style>
    <style:style style:name="T21" style:family="text">
      <style:text-properties officeooo:rsid="007d78ca"/>
    </style:style>
    <style:style style:name="T22" style:family="text">
      <style:text-properties officeooo:rsid="007ef1de"/>
    </style:style>
    <style:style style:name="T23" style:family="text">
      <style:text-properties officeooo:rsid="00804558"/>
    </style:style>
    <style:style style:name="T24" style:family="text">
      <style:text-properties officeooo:rsid="00805a31"/>
    </style:style>
    <style:style style:name="T25" style:family="text">
      <style:text-properties officeooo:rsid="00809f65"/>
    </style:style>
    <style:style style:name="T26" style:family="text">
      <style:text-properties officeooo:rsid="0081597e"/>
    </style:style>
    <style:style style:name="T27" style:family="text">
      <style:text-properties officeooo:rsid="0082757d"/>
    </style:style>
    <style:style style:name="T28" style:family="text">
      <style:text-properties officeooo:rsid="00831fe6"/>
    </style:style>
    <style:style style:name="T29" style:family="text">
      <style:text-properties officeooo:rsid="00839867"/>
    </style:style>
    <style:style style:name="T30" style:family="text">
      <style:text-properties officeooo:rsid="0085029b"/>
    </style:style>
    <style:style style:name="T31" style:family="text">
      <style:text-properties officeooo:rsid="00859b72"/>
    </style:style>
    <style:style style:name="T32" style:family="text">
      <style:text-properties officeooo:rsid="00869a14"/>
    </style:style>
    <style:style style:name="T33" style:family="text">
      <style:text-properties officeooo:rsid="0086c444"/>
    </style:style>
    <style:style style:name="T34" style:family="text">
      <style:text-properties officeooo:rsid="008a3d63"/>
    </style:style>
    <style:style style:name="T35" style:family="text">
      <style:text-properties officeooo:rsid="008c368f"/>
    </style:style>
    <style:style style:name="T36" style:family="text">
      <style:text-properties officeooo:rsid="008dcc34"/>
    </style:style>
    <style:style style:name="T37" style:family="text">
      <style:text-properties officeooo:rsid="008f1b73"/>
    </style:style>
    <style:style style:name="T38" style:family="text">
      <style:text-properties officeooo:rsid="00908402"/>
    </style:style>
    <style:style style:name="T39" style:family="text">
      <style:text-properties officeooo:rsid="0090c5f7"/>
    </style:style>
    <style:style style:name="T40" style:family="text">
      <style:text-properties officeooo:rsid="00920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</text:span><text:span text:style-name="T4">7</text:span><text:span text:style-name="T1">.2</text:span>.2013 1<text:span text:style-name="T4">2:30</text:span><text:span text:style-name="T3"> – </text:span><text:s/>@ <text:span text:style-name="T3">TB206</text:span></text:p>
      <text:p text:style-name="P2"/>
      <text:p text:style-name="P3"><text:span text:style-name="T5">Problem with info widget: </text:span><text:span text:style-name="T6">finding out the direction of the arrow </text:span><text:span text:style-name="T7">to be displayed is difficult (or impossible at this point). Possible solution: separate button for reverse and making </text:span><text:span text:style-name="T8">a connection bidirectional.</text:span></text:p>
      <text:p text:style-name="P3"><text:span text:style-name="T8"/></text:p>
      <text:p text:style-name="P4"><text:span text:style-name="T9">Finding out a relative path: already exists a general function getRelativePath which can be used for that. </text:span><text:span text:style-name="T10">Also other useful functions in generaldeclarations.h </text:span><text:span text:style-name="T11">(namespace General)</text:span></text:p>
      <text:p text:style-name="P4"><text:span text:style-name="T11"/></text:p>
      <text:p text:style-name="P5"><text:span text:style-name="T12">Already some functionality to automatically scan files and add them to the </text:span><text:span text:style-name="T13">UI graph.</text:span></text:p>
      <text:p text:style-name="P5"><text:span text:style-name="T13"/></text:p>
      <text:p text:style-name="P6"><text:span text:style-name="T14">Fileset display: If all belong to one fileset but some file also belong to some other fileset(s), should we group them all under the same fileset or not? </text:span><text:span text:style-name="T15">Maybe group under the same and then show that there are other</text:span><text:span text:style-name="T16"> </text:span><text:span text:style-name="T17">filesets, too.</text:span></text:p>
      <text:p text:style-name="P6"><text:span text:style-name="T17"/></text:p>
      <text:p text:style-name="P7"><text:span text:style-name="T18">Should file scan be progressive or start with a clean base every time? </text:span><text:span text:style-name="T19">Progressive would </text:span><text:span text:style-name="T20">make the scan a bit faster. </text:span><text:span text:style-name="T21">It seems like the files could be started with a clean base and dependencies scanned in progressive style. </text:span><text:span text:style-name="T22">Dependencies need to have the state (old/new/deleted) for the dependency changes graph.</text:span></text:p>
      <text:p text:style-name="P7"><text:span text:style-name="T22"/></text:p>
      <text:p text:style-name="P8"><text:span text:style-name="T23">A pseudo-</text:span><text:span text:style-name="T24">concurrent </text:span><text:span text:style-name="T25">algorithm implemented for scanning, which allows UI to remain responsive during the scan. Still </text:span><text:span text:style-name="T27">performed</text:span><text:span text:style-name="T25"> in the </text:span><text:span text:style-name="T26">same thread.</text:span></text:p>
      <text:p text:style-name="P8"><text:span text:style-name="T26"/></text:p>
      <text:p text:style-name="P9"><text:span text:style-name="T28">Not enough to take all files </text:span><text:span text:style-name="T29">from </text:span><text:span text:style-name="T30">vhdlSources, </text:span><text:span text:style-name="T31">take all files from the component. Find all the entity declarations for the instantiated component </text:span><text:span text:style-name="T32">and return them. The interface could have a function such as beginAnalysis to allow </text:span><text:span text:style-name="T33">caching the info, </text:span><text:span text:style-name="T34">so the same stuff won't need to be scanned multiple times.</text:span></text:p>
      <text:p text:style-name="P9"><text:span text:style-name="T34"/></text:p>
      <text:p text:style-name="P10"><text:span text:style-name="T35">Should file type selection be a global user-specific setting or </text:span><text:span text:style-name="T36">component-based. </text:span><text:span text:style-name="T37">We should check Timo.</text:span></text:p>
      <text:p text:style-name="P10"><text:span text:style-name="T37"/></text:p>
      <text:p text:style-name="P11"><text:span text:style-name="T38">Next meeting </text:span><text:span text:style-name="T39">t</text:span><text:span text:style-name="T40">uesday</text:span><text:span text:style-name="T38"> at 12:3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2:35:21.24</meta:creation-date>
    <dc:date>2013-02-27T13:12:53.64</dc:date>
    <meta:editing-duration>PT3H20M22S</meta:editing-duration>
    <meta:editing-cycles>12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0" meta:word-count="262" meta:character-count="1622" meta:non-whitespace-character-count="1622"/>
  </office:meta>
</office:document-meta>
</file>